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nopsis: El carrusel de El Principito se despliega como un teatro de papel y contiene seis imágenes en relieve que, atravesadas por la luz y sombras delicadas, dan vida a escenas famosas. Un libro ideal para todos los amantes de la joya literaria, la meditación en forma de fábula y el cuento de hadas que nos legó el poeta y aviador Antoine de Saint-Exupéry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54:11.487000000</dc:date>
    <meta:editing-duration>PT2S</meta:editing-duration>
    <meta:editing-cycles>1</meta:editing-cycles>
    <meta:document-statistic meta:table-count="0" meta:image-count="0" meta:object-count="0" meta:page-count="1" meta:paragraph-count="1" meta:word-count="64" meta:character-count="360" meta:non-whitespace-character-count="296"/>
    <meta:generator>LibreOffice/7.3.7.2$Windows_X86_64 LibreOffice_project/e114eadc50a9ff8d8c8a0567d6da8f454beeb84f</meta:generator>
  </office:meta>
</office:document-meta>
</file>